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D000002BF821E8044.png" manifest:media-type="image/png"/>
  <manifest:file-entry manifest:full-path="Pictures/100000000000025C000000EA70B31AA5.png" manifest:media-type="image/png"/>
  <manifest:file-entry manifest:full-path="Pictures/10000000000001A6000000436FC932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-0.273cm" svg:y="15.528cm" svg:width="11.165cm" svg:height="1.773cm" draw:z-index="1"><draw:image xlink:href="Pictures/10000000000001A6000000436FC93286.png" xlink:type="simple" xlink:show="embed" xlink:actuate="onLoad"/></draw:frame><draw:frame draw:style-name="fr2" draw:name="Image1" text:anchor-type="paragraph" svg:width="17cm" svg:height="14.698cm" draw:z-index="0"><draw:image xlink:href="Pictures/100000000000032D000002BF821E8044.png" xlink:type="simple" xlink:show="embed" xlink:actuate="onLoad"/></draw:frame>安装ubuntu14.04 和ros</text:p>
      <text:p text:style-name="Standard"/>
      <text:p text:style-name="Standard"/>
      <text:p text:style-name="Standard"/>
      <text:p text:style-name="Standard"/>
      <text:p text:style-name="Standard"/>
      <text:p text:style-name="Standard">ros学习</text:p>
      <text:p text:style-name="Standard"><draw:frame draw:style-name="fr3" draw:name="Image3" text:anchor-type="paragraph" svg:width="15.981cm" svg:height="6.191cm" draw:z-index="2"><draw:image xlink:href="Pictures/100000000000025C000000EA70B31AA5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22:14:09.783782041</meta:creation-date>
    <dc:date>2015-12-10T22:33:33.385312363</dc:date>
    <meta:editing-duration>PT1M14S</meta:editing-duration>
    <meta:editing-cycles>2</meta:editing-cycles>
    <meta:generator>LibreOffice/4.2.8.2$Linux_X86_64 LibreOffice_project/420m0$Build-2</meta:generator>
    <meta:document-statistic meta:table-count="0" meta:image-count="3" meta:object-count="0" meta:page-count="1" meta:paragraph-count="2" meta:word-count="8" meta:character-count="23" meta:non-whitespace-character-count="22"/>
  </office:meta>
</office:document-meta>
</file>